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618in" style:rel-column-width="4369*"/>
    </style:style>
    <style:style style:name="Table1.1" style:family="table-row">
      <style:table-row-properties style:min-row-height="0.4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O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5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O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7:59:58.712582604</meta:creation-date>
    <dc:date>2020-09-30T18:01:20.433420753</dc:date>
    <meta:editing-duration>PT1M22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